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10/04/2026 15:09:21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166">
            <text:p>3041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46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0.53">
            <text:p>610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73.27">
            <text:p>573,2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9E-5">
            <text:p>0,000</text:p>
          </table:table-cell>
          <table:table-cell table:style-name="ce12N2" office:value-type="float" office:value="0.92">
            <text:p>0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0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37.26">
            <text:p>37,26</text:p>
          </table:table-cell>
          <table:table-cell table:style-name="ce12N2" office:value-type="float" office:value="573.27">
            <text:p>573,27</text:p>
          </table:table-cell>
          <table:table-cell table:style-name="ce12N2" office:value-type="float" office:value="40.13">
            <text:p>40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4696615422214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2">
            <text:p>304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22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34">
            <text:p>0,046</text:p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46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46.77">
            <text:p>5246,77</text:p>
          </table:table-cell>
          <table:table-cell table:style-name="ce12N2" office:value-type="float" office:value="367.27">
            <text:p>367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22411459942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74">
            <text:p>30427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3.98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996">
            <text:p>0,006</text:p>
          </table:table-cell>
          <table:table-cell table:style-name="ce12N2" office:value-type="float" office:value="4.19">
            <text:p>4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66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66.08">
            <text:p>5366,08</text:p>
          </table:table-cell>
          <table:table-cell table:style-name="ce12N2" office:value-type="float" office:value="375.63">
            <text:p>37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398310177700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4">
            <text:p>3043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2383">
            <text:p>0,022</text:p>
          </table:table-cell>
          <table:table-cell table:style-name="ce12N2" office:value-type="float" office:value="0.95">
            <text:p>0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.71">
            <text:p>181,71</text:p>
          </table:table-cell>
          <table:table-cell table:style-name="ce12N2" office:value-type="float" office:value="12.72">
            <text:p>12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418879488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9">
            <text:p>304419</text:p>
          </table:table-cell>
          <table:table-cell table:style-name="ce0" table:number-columns-spanned="4" table:number-rows-spanned="1" office:value-type="string" calcext:value-type="string">
            <text:p>17.596 - LIGHT ENGINE ILUMINACAO</text:p>
          </table:table-cell>
          <table:covered-table-cell table:number-columns-repeated="3"/>
          <table:table-cell table:style-name="ce0" office:value-type="string" calcext:value-type="string">
            <text:p>97.050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2.38">
            <text:p>356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3245.9">
            <text:p>3245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6.4">
            <text:p>26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2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67">
            <text:p>45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316.48">
            <text:p>316,48</text:p>
          </table:table-cell>
          <table:table-cell table:style-name="ce12N2" office:value-type="float" office:value="3245.9">
            <text:p>3245,90</text:p>
          </table:table-cell>
          <table:table-cell table:style-name="ce12N2" office:value-type="float" office:value="215.11">
            <text:p>215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45461650003935500400009705017405442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20">
            <text:p>30442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1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0.37">
            <text:p>5800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800.37">
            <text:p>5800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226">
            <text:p>0,014</text:p>
          </table:table-cell>
          <table:table-cell table:style-name="ce12N2" office:value-type="float" office:value="6.28">
            <text:p>6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0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0.37">
            <text:p>5800,37</text:p>
          </table:table-cell>
          <table:table-cell table:style-name="ce12N2" office:value-type="float" office:value="406.02">
            <text:p>406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14613932737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5">
            <text:p>3044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2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592">
            <text:p>0,003</text:p>
          </table:table-cell>
          <table:table-cell table:style-name="ce12N2" office:value-type="float" office:value="4.23">
            <text:p>4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479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479.22">
            <text:p>6479,22</text:p>
          </table:table-cell>
          <table:table-cell table:style-name="ce12N2" office:value-type="float" office:value="453.55">
            <text:p>453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22910032339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6">
            <text:p>30444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5.1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948">
            <text:p>0,025</text:p>
          </table:table-cell>
          <table:table-cell table:style-name="ce12N2" office:value-type="float" office:value="0.86">
            <text:p>0,8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4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4.98">
            <text:p>1594,98</text:p>
          </table:table-cell>
          <table:table-cell table:style-name="ce12N2" office:value-type="float" office:value="111.65">
            <text:p>111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516611627025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47">
            <text:p>30444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4.76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29">
            <text:p>2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38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38.51">
            <text:p>3738,51</text:p>
          </table:table-cell>
          <table:table-cell table:style-name="ce12N2" office:value-type="float" office:value="261.7">
            <text:p>261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476211599296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7">
            <text:p>30450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2.3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1">
            <text:p>0,049</text:p>
          </table:table-cell>
          <table:table-cell table:style-name="ce12N2" office:value-type="float" office:value="8.27">
            <text:p>8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62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62.84">
            <text:p>1062,84</text:p>
          </table:table-cell>
          <table:table-cell table:style-name="ce12N2" office:value-type="float" office:value="74.39">
            <text:p>74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230417507544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09">
            <text:p>30450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6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644">
            <text:p>0,017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91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91.08">
            <text:p>6091,08</text:p>
          </table:table-cell>
          <table:table-cell table:style-name="ce12N2" office:value-type="float" office:value="426.38">
            <text:p>426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63412630583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5">
            <text:p>30453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6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3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952">
            <text:p>0,018</text:p>
          </table:table-cell>
          <table:table-cell table:style-name="ce12N2" office:value-type="float" office:value="0.31">
            <text:p>0,3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52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52.84">
            <text:p>2252,84</text:p>
          </table:table-cell>
          <table:table-cell table:style-name="ce12N2" office:value-type="float" office:value="157.7">
            <text:p>15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63011608050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9">
            <text:p>304539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90.2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164.47">
            <text:p>8164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7361.7">
            <text:p>7361,70</text:p>
          </table:table-cell>
          <table:table-cell table:style-name="ce12N2" office:value-type="float" office:value="85">
            <text:p>85,00</text:p>
          </table:table-cell>
          <table:table-cell table:style-name="ce12N3" office:value-type="float" office:value="0.039555">
            <text:p>0,040</text:p>
          </table:table-cell>
          <table:table-cell table:style-name="ce12N2" office:value-type="float" office:value="7.25">
            <text:p>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164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71">
            <text:p>55,71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17.77">
            <text:p>717,77</text:p>
          </table:table-cell>
          <table:table-cell table:style-name="ce12N2" office:value-type="float" office:value="7446.7">
            <text:p>7446,70</text:p>
          </table:table-cell>
          <table:table-cell table:style-name="ce12N2" office:value-type="float" office:value="297.87">
            <text:p>2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06911580003705500100029024417106688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5">
            <text:p>3046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70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07.1">
            <text:p>5607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264.88">
            <text:p>526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82">
            <text:p>0,058</text:p>
          </table:table-cell>
          <table:table-cell table:style-name="ce12N2" office:value-type="float" office:value="12.69">
            <text:p>12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07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342.22">
            <text:p>342,22</text:p>
          </table:table-cell>
          <table:table-cell table:style-name="ce12N2" office:value-type="float" office:value="5264.88">
            <text:p>5264,88</text:p>
          </table:table-cell>
          <table:table-cell table:style-name="ce12N2" office:value-type="float" office:value="368.54">
            <text:p>368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70910437601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7">
            <text:p>3046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90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952">
            <text:p>0,015</text:p>
          </table:table-cell>
          <table:table-cell table:style-name="ce12N2" office:value-type="float" office:value="3.42">
            <text:p>3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7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76.64">
            <text:p>2276,64</text:p>
          </table:table-cell>
          <table:table-cell table:style-name="ce12N2" office:value-type="float" office:value="159.36">
            <text:p>159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9061264633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28">
            <text:p>3046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8.9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392">
            <text:p>0,007</text:p>
          </table:table-cell>
          <table:table-cell table:style-name="ce12N2" office:value-type="float" office:value="0.13">
            <text:p>0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2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27.64">
            <text:p>927,64</text:p>
          </table:table-cell>
          <table:table-cell table:style-name="ce12N2" office:value-type="float" office:value="64.93">
            <text:p>64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89341764149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0">
            <text:p>304650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1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6">
            <text:p>0,013</text:p>
          </table:table-cell>
          <table:table-cell table:style-name="ce12N2" office:value-type="float" office:value="2.52">
            <text:p>2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5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5.6">
            <text:p>885,60</text:p>
          </table:table-cell>
          <table:table-cell table:style-name="ce12N2" office:value-type="float" office:value="35.42">
            <text:p>35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176416108480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5">
            <text:p>304655</text:p>
          </table:table-cell>
          <table:table-cell table:style-name="ce0" table:number-columns-spanned="4" table:number-rows-spanned="1" office:value-type="string" calcext:value-type="string">
            <text:p>4.784 - SEKAPISO METALURGICA LTDA</text:p>
          </table:table-cell>
          <table:covered-table-cell table:number-columns-repeated="3"/>
          <table:table-cell table:style-name="ce0" office:value-type="string" calcext:value-type="string">
            <text:p>52.13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61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">
            <text:p>5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1.93">
            <text:p>2761,93</text:p>
          </table:table-cell>
          <table:table-cell table:style-name="ce12N2" office:value-type="float" office:value="193.34">
            <text:p>193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2256040001685500300005213013056130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0">
            <text:p>304660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389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7707">
            <text:p>0,158</text:p>
          </table:table-cell>
          <table:table-cell table:style-name="ce12N2" office:value-type="float" office:value="179.53">
            <text:p>179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59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59.31">
            <text:p>8059,31</text:p>
          </table:table-cell>
          <table:table-cell table:style-name="ce12N2" office:value-type="float" office:value="564.16">
            <text:p>56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8215460001025500400013938914382814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2">
            <text:p>304662</text:p>
          </table:table-cell>
          <table:table-cell table:style-name="ce0" table:number-columns-spanned="4" table:number-rows-spanned="1" office:value-type="string" calcext:value-type="string">
            <text:p>14.934 - MUNDIAL IMP. E EXP. COMERCIAL LTDA</text:p>
          </table:table-cell>
          <table:covered-table-cell table:number-columns-repeated="3"/>
          <table:table-cell table:style-name="ce0" office:value-type="string" calcext:value-type="string">
            <text:p>10.58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37.39">
            <text:p>833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596.72">
            <text:p>7596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37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40.67">
            <text:p>740,67</text:p>
          </table:table-cell>
          <table:table-cell table:style-name="ce12N2" office:value-type="float" office:value="7596.72">
            <text:p>7596,72</text:p>
          </table:table-cell>
          <table:table-cell table:style-name="ce12N2" office:value-type="float" office:value="303.88">
            <text:p>30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77162630001025500100001058013854545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4">
            <text:p>30466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5.33">
            <text:p>107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5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95.53">
            <text:p>95,53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39.19">
            <text:p>3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7510003162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7">
            <text:p>304667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3.51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3.58">
            <text:p>863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6.4">
            <text:p>8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76">
            <text:p>0,005</text:p>
          </table:table-cell>
          <table:table-cell table:style-name="ce12N2" office:value-type="float" office:value="3.3">
            <text:p>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3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27.18">
            <text:p>27,18</text:p>
          </table:table-cell>
          <table:table-cell table:style-name="ce12N2" office:value-type="float" office:value="836.4">
            <text:p>836,40</text:p>
          </table:table-cell>
          <table:table-cell table:style-name="ce12N2" office:value-type="float" office:value="58.55">
            <text:p>5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35131693669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71">
            <text:p>304671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02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9.81">
            <text:p>1129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29.44">
            <text:p>102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256">
            <text:p>0,0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29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00.37">
            <text:p>100,37</text:p>
          </table:table-cell>
          <table:table-cell table:style-name="ce12N2" office:value-type="float" office:value="1029.44">
            <text:p>1029,44</text:p>
          </table:table-cell>
          <table:table-cell table:style-name="ce12N2" office:value-type="float" office:value="72.06">
            <text:p>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02310000809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2">
            <text:p>3046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1.18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838">
            <text:p>0,004</text:p>
          </table:table-cell>
          <table:table-cell table:style-name="ce12N2" office:value-type="float" office:value="1.08">
            <text:p>1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3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3.73">
            <text:p>323,73</text:p>
          </table:table-cell>
          <table:table-cell table:style-name="ce12N2" office:value-type="float" office:value="22.66">
            <text:p>22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118018036128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2">
            <text:p>304722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1.7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01.36">
            <text:p>16301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">
            <text:p>74,00</text:p>
          </table:table-cell>
          <table:table-cell table:style-name="ce12N2" office:value-type="float" office:value="16082.24">
            <text:p>1608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98646">
            <text:p>0,899</text:p>
          </table:table-cell>
          <table:table-cell table:style-name="ce12N2" office:value-type="float" office:value="113.2">
            <text:p>113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301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219.12">
            <text:p>219,12</text:p>
          </table:table-cell>
          <table:table-cell table:style-name="ce12N2" office:value-type="float" office:value="16082.24">
            <text:p>16082,24</text:p>
          </table:table-cell>
          <table:table-cell table:style-name="ce12N2" office:value-type="float" office:value="993.95">
            <text:p>993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176513134804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68">
            <text:p>30476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1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05">
            <text:p>0,011</text:p>
          </table:table-cell>
          <table:table-cell table:style-name="ce12N2" office:value-type="float" office:value="5.74">
            <text:p>5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75.16">
            <text:p>2575,16</text:p>
          </table:table-cell>
          <table:table-cell table:style-name="ce12N2" office:value-type="float" office:value="180.26">
            <text:p>180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15615605835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9">
            <text:p>3047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6.33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42">
            <text:p>0,014</text:p>
          </table:table-cell>
          <table:table-cell table:style-name="ce12N2" office:value-type="float" office:value="11.95">
            <text:p>1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05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05.86">
            <text:p>2905,86</text:p>
          </table:table-cell>
          <table:table-cell table:style-name="ce12N2" office:value-type="float" office:value="203.41">
            <text:p>203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4633311731204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8">
            <text:p>3048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9.4">
            <text:p>18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.84">
            <text:p>177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626">
            <text:p>0,004</text:p>
          </table:table-cell>
          <table:table-cell table:style-name="ce12N2" office:value-type="float" office:value="0.83">
            <text:p>0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1.56">
            <text:p>11,56</text:p>
          </table:table-cell>
          <table:table-cell table:style-name="ce12N2" office:value-type="float" office:value="177.84">
            <text:p>177,84</text:p>
          </table:table-cell>
          <table:table-cell table:style-name="ce12N2" office:value-type="float" office:value="12.45">
            <text:p>12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7213811564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29">
            <text:p>30482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76.2">
            <text:p>1007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076.2">
            <text:p>10076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">
            <text:p>0,040</text:p>
          </table:table-cell>
          <table:table-cell table:style-name="ce12N2" office:value-type="float" office:value="53.59">
            <text:p>5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76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76.2">
            <text:p>10076,20</text:p>
          </table:table-cell>
          <table:table-cell table:style-name="ce12N2" office:value-type="float" office:value="705.33">
            <text:p>70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731210987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44">
            <text:p>3048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6.7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8.32">
            <text:p>73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56">
            <text:p>0,012</text:p>
          </table:table-cell>
          <table:table-cell table:style-name="ce12N2" office:value-type="float" office:value="1.23">
            <text:p>1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38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45.06">
            <text:p>45,06</text:p>
          </table:table-cell>
          <table:table-cell table:style-name="ce12N2" office:value-type="float" office:value="693.26">
            <text:p>693,26</text:p>
          </table:table-cell>
          <table:table-cell table:style-name="ce12N2" office:value-type="float" office:value="48.53">
            <text:p>4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679010625828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68">
            <text:p>304868</text:p>
          </table:table-cell>
          <table:table-cell table:style-name="ce0" table:number-columns-spanned="4" table:number-rows-spanned="1" office:value-type="string" calcext:value-type="string">
            <text:p>16.628 - VFL IMPORTADORA E DISTRIBUIDORA LTDA</text:p>
          </table:table-cell>
          <table:covered-table-cell table:number-columns-repeated="3"/>
          <table:table-cell table:style-name="ce0" office:value-type="string" calcext:value-type="string">
            <text:p>4.5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36.03">
            <text:p>633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336.03">
            <text:p>6336,0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185">
            <text:p>0,004</text:p>
          </table:table-cell>
          <table:table-cell table:style-name="ce12N2" office:value-type="float" office:value="3.07">
            <text:p>3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36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.67">
            <text:p>60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36.03">
            <text:p>6336,03</text:p>
          </table:table-cell>
          <table:table-cell table:style-name="ce12N2" office:value-type="float" office:value="253.44">
            <text:p>253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51043590001225500100000459815273393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5">
            <text:p>3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85">
            <text:p>8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2653.22">
            <text:p>2653,22</text:p>
          </table:table-cell>
          <table:table-cell table:style-name="ce26N2" office:value-type="float" office:value="120571.27">
            <text:p>120571,27</text:p>
          </table:table-cell>
          <table:table-cell table:style-name="ce26N2" office:value-type="float" office:value="7598.75">
            <text:p>7598,7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23224.49">
            <text:p>123224,4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621779">
            <text:p>1,622</text:p>
          </table:table-cell>
          <table:table-cell table:style-name="ce26N2" office:value-type="float" office:value="120486.27">
            <text:p>120486,27</text:p>
          </table:table-cell>
          <table:table-cell table:style-name="ce26N2" office:value-type="float" office:value="123224.49">
            <text:p>123224,4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525.49">
            <text:p>525,4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1.81">
            <text:p>41,8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20" meta:object-count="0"/>
    <meta:generator>LibreOffice/4.3.0.4$Windows_x86 LibreOffice_project/62ad5818884a2fc2e5780dd45466868d41009ec0</meta:generator>
  </office:meta>
</office:document-meta>
</file>